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e6e6e6" draw:textarea-horizontal-align="justify" draw:textarea-vertical-align="middle" draw:auto-grow-height="false" fo:min-height="8.75cm" fo:min-width="13.4cm" style:protect="position size"/>
    </style:style>
    <style:style style:name="gr2" style:family="graphic" style:parent-style-name="standard">
      <style:graphic-properties draw:stroke="none" draw:fill-color="#e6e6e6" draw:textarea-horizontal-align="justify" draw:textarea-vertical-align="middle" draw:auto-grow-height="false" fo:min-height="21.95cm" fo:min-width="8.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6.199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5cm" fo:min-width="6.3cm" fo:padding-top="0.175cm" fo:padding-bottom="0.175cm" fo:padding-left="0.3cm" fo:padding-right="0.3cm"/>
    </style:style>
    <style:style style:name="gr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98cm" fo:min-width="6.3cm" fo:padding-top="0.175cm" fo:padding-bottom="0.175cm" fo:padding-left="0.3cm" fo:padding-right="0.3cm"/>
    </style:style>
    <style:style style:name="gr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745cm" fo:min-width="6.3cm" fo:padding-top="0.175cm" fo:padding-bottom="0.175cm" fo:padding-left="0.3cm" fo:padding-right="0.3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94cm" fo:min-width="6.3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82cm" fo:min-width="6.3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51cm" fo:min-width="6.3cm" fo:padding-top="0.175cm" fo:padding-bottom="0.175cm" fo:padding-left="0.3cm" fo:padding-right="0.3cm"/>
    </style:style>
    <style:style style:name="gr1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19cm" fo:min-width="6.3cm" fo:padding-top="0.175cm" fo:padding-bottom="0.175cm" fo:padding-left="0.3cm" fo:padding-right="0.3cm"/>
    </style:style>
    <style:style style:name="gr1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66cm" fo:min-width="6.3cm"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1.55cm" fo:min-width="6.2cm" fo:padding-top="0.175cm" fo:padding-bottom="0.175cm" fo:padding-left="0.3cm" fo:padding-right="0.3cm"/>
    </style:style>
    <style:style style:name="gr13"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4" style:family="graphic" style:parent-style-name="objectwithoutfill">
      <style:graphic-properties svg:stroke-width="0.1cm" draw:marker-start-width="0.515cm" draw:marker-end="Triangle_20_unfilled" draw:marker-end-width="0.575cm" draw:fill="none" draw:textarea-vertical-align="middle" fo:padding-top="0.175cm" fo:padding-bottom="0.175cm" fo:padding-left="0.3cm" fo:padding-right="0.3cm"/>
    </style:style>
    <style:style style:name="gr1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1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18" style:family="graphic" style:parent-style-name="standard">
      <style:graphic-properties draw:stroke="dash" draw:stroke-dash="Ultrafine_20_Dotted_20__28_var_29_" svg:stroke-color="#000000" draw:fill="none" draw:textarea-horizontal-align="justify" draw:textarea-vertical-align="middle" draw:auto-grow-height="false" fo:min-height="21.95cm" fo:min-width="25.7cm"/>
    </style:style>
    <style:style style:name="gr19"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20"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0.95cm" fo:min-width="6.1cm" fo:padding-top="0.175cm" fo:padding-bottom="0.175cm" fo:padding-left="0.3cm" fo:padding-right="0.3cm"/>
    </style:style>
    <style:style style:name="gr21" style:family="graphic" style:parent-style-name="standard">
      <style:graphic-properties svg:stroke-width="0.1cm" svg:stroke-color="#000000" draw:marker-start-width="0.5cm" draw:marker-end-width="0.3cm" draw:fill="none" draw:fill-color="#e6e6e6" draw:textarea-horizontal-align="justify" draw:textarea-vertical-align="middle" draw:auto-grow-height="false" fo:min-height="1.15cm" fo:min-width="6.2cm" fo:padding-top="0.175cm" fo:padding-bottom="0.175cm" fo:padding-left="0.3cm" fo:padding-right="0.3cm"/>
    </style:style>
    <style:style style:name="gr22"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3"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24"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2.25cm" fo:min-width="6.2cm" fo:padding-top="0.175cm" fo:padding-bottom="0.175cm" fo:padding-left="0.3cm" fo:padding-right="0.3cm"/>
    </style:style>
    <style:style style:name="gr25" style:family="graphic" style:parent-style-name="standard">
      <style:graphic-properties draw:stroke="none" draw:fill="none" fo:min-height="0.598cm"/>
    </style:style>
    <style:style style:name="gr26" style:family="graphic" style:parent-style-name="standard">
      <style:graphic-properties draw:stroke="none" draw:fill="none" fo:min-height="1.462cm"/>
    </style:style>
    <style:style style:name="gr27" style:family="graphic" style:parent-style-name="standard">
      <style:graphic-properties draw:stroke="solid" draw:stroke-dash="Fine_20_Dashed" svg:stroke-width="0.1cm" svg:stroke-color="#000000" draw:marker-start-width="0.5cm" draw:marker-end-width="0.3cm" draw:fill="solid" draw:fill-color="#ffffff" draw:textarea-horizontal-align="justify" draw:textarea-vertical-align="middle" draw:auto-grow-height="false" fo:min-height="1.25cm" fo:min-width="7.4cm" fo:padding-top="0.175cm" fo:padding-bottom="0.175cm" fo:padding-left="0.3cm" fo:padding-right="0.3cm"/>
    </style:style>
    <style:style style:name="gr28"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9" style:family="graphic" style:parent-style-name="standard">
      <style:graphic-properties draw:stroke="dash" draw:stroke-dash="Fine_20_Dashed" svg:stroke-width="0.05cm" svg:stroke-color="#333333" draw:marker-start-width="0.355cm" draw:marker-end-width="0.355cm" draw:fill="none" draw:fill-color="#c0c0c0" draw:textarea-horizontal-align="justify" draw:textarea-vertical-align="middle" draw:auto-grow-height="false" fo:min-height="1.3cm" fo:min-width="3.551cm" fo:padding-top="0.15cm" fo:padding-bottom="0.15cm" fo:padding-left="0.275cm" fo:padding-right="0.275cm" fo:wrap-option="no-wrap"/>
    </style:style>
    <style:style style:name="P1" style:family="paragraph">
      <loext:graphic-properties draw:fill-color="#e6e6e6"/>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6"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style:font-name="Liberation Mono1" fo:font-size="16pt" style:font-size-asian="16pt" style:font-size-complex="16pt"/>
    </style:style>
    <style:style style:name="P10"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bold"/>
    </style:style>
    <style:style style:name="P11" style:family="paragraph">
      <loext:graphic-properties draw:fill="none" draw:fill-color="#e6e6e6"/>
      <style:paragraph-properties fo:text-align="center"/>
      <style:text-properties style:font-name="Liberation Mono1" fo:font-size="15pt" fo:font-weight="bold" style:font-size-asian="16pt" style:font-weight-asian="bold" style:font-size-complex="16pt" style:font-weight-complex="600"/>
    </style:style>
    <style:style style:name="P12"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3" style:family="paragraph">
      <loext:graphic-properties draw:fill="none"/>
      <style:paragraph-properties fo:text-align="center"/>
      <style:text-properties fo:font-size="15pt" fo:font-weight="bold" style:font-weight-asian="bold" style:font-weight-complex="bold"/>
    </style:style>
    <style:style style:name="P14" style:family="paragraph">
      <style:paragraph-properties fo:text-align="start"/>
    </style:style>
    <style:style style:name="P15" style:family="paragraph">
      <loext:graphic-properties draw:fill="none"/>
      <style:paragraph-properties fo:text-align="start"/>
      <style:text-properties fo:font-size="12pt"/>
    </style:style>
    <style:style style:name="P16" style:family="paragraph">
      <loext:graphic-properties draw:fill="solid" draw:fill-color="#ffffff"/>
      <style:paragraph-properties fo:text-align="center"/>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P17" style:family="paragraph">
      <loext:graphic-properties draw:fill="none" draw:fill-color="#c0c0c0"/>
      <style:paragraph-properties fo:text-align="start"/>
      <style:text-properties fo:color="#000000" fo:font-size="10pt" style:font-size-asian="10pt" style:font-size-complex="10pt"/>
    </style:style>
    <style:style style:name="T1" style:family="text">
      <style:text-properties fo:font-size="18pt" fo:font-weight="bold" style:font-weight-asian="bold" style:font-weight-complex="bold"/>
    </style:style>
    <style:style style:name="T2" style:family="text">
      <style:text-properties fo:font-size="18pt" fo:font-style="italic" fo:font-weight="bold" style:font-style-asian="italic" style:font-weight-asian="bold" style:font-style-complex="italic" style:font-weight-complex="bold"/>
    </style:style>
    <style:style style:name="T3" style:family="text">
      <style:text-properties fo:font-size="18pt" fo:font-style="normal" fo:font-weight="bold" style:font-style-asian="normal" style:font-weight-asian="bold" style:font-style-complex="normal" style:font-weight-complex="bold"/>
    </style:style>
    <style:style style:name="T4" style:family="text">
      <style:text-properties style:font-name="Liberation Mono1" fo:font-size="15pt" fo:font-weight="bold" style:font-size-asian="16pt" style:font-weight-asian="bold" style:font-size-complex="16pt" style:font-weight-complex="600"/>
    </style:style>
    <style:style style:name="T5" style:family="text">
      <style:text-properties style:use-window-font-color="true" style:font-name="Liberation Mono1" fo:font-size="15pt" fo:font-weight="bold" style:font-size-asian="16pt" style:font-weight-asian="bold" style:font-size-complex="16pt" style:font-weight-complex="600"/>
    </style:style>
    <style:style style:name="T6" style:family="text">
      <style:text-properties style:font-name="Liberation Mono1" fo:font-size="16pt" style:font-size-asian="16pt" style:font-size-complex="16pt"/>
    </style:style>
    <style:style style:name="T7" style:family="text">
      <style:text-properties style:font-name="Liberation Mono1" fo:font-size="15pt" fo:font-weight="bold" style:font-size-asian="16pt" style:font-weight-asian="bold" style:font-size-complex="16pt" style:font-weight-complex="bold"/>
    </style:style>
    <style:style style:name="T8"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T9" style:family="text">
      <style:text-properties fo:font-size="15pt" fo:font-weight="bold" style:font-weight-asian="bold" style:font-weight-complex="bold"/>
    </style:style>
    <style:style style:name="T10" style:family="text">
      <style:text-properties fo:font-size="12pt"/>
    </style:style>
    <style:style style:name="T11" style:family="text">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T12" style:family="text">
      <style:text-properties fo:color="#000000" style:font-name="Liberation Mono1" fo:font-size="10pt" fo:font-weight="bold" style:font-size-asian="10pt" style:font-weight-asian="bold" style:font-size-complex="10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9cm" svg:height="9cm" svg:x="11.8cm" svg:y="11cm">
          <text:p/>
          <draw:enhanced-geometry svg:viewBox="0 0 21600 21600" draw:type="rectangle" draw:enhanced-path="M 0 0 L 21600 0 21600 21600 0 21600 0 0 Z N"/>
        </draw:custom-shape>
        <draw:custom-shape draw:style-name="gr2" draw:text-style-name="P1" draw:layer="layout" svg:width="9.4cm" svg:height="22.2cm" svg:x="0.381cm" svg:y="1.513cm">
          <text:p/>
          <draw:enhanced-geometry svg:viewBox="0 0 21600 21600" draw:type="rectangle" draw:enhanced-path="M 0 0 L 21600 0 21600 21600 0 21600 0 0 Z N"/>
        </draw:custom-shape>
        <draw:frame draw:style-name="gr3" draw:text-style-name="P2" draw:layer="layout" svg:width="16.699cm" svg:height="0.962cm" svg:x="0.38cm" svg:y="0.4cm">
          <draw:text-box>
            <text:p><text:span text:style-name="T1">Class hierarchy: </text:span><text:span text:style-name="T2">perception</text:span><text:span text:style-name="T1">, </text:span><text:span text:style-name="T2">appraisal </text:span><text:span text:style-name="T3">and</text:span><text:span text:style-name="T2"> motivation</text:span></text:p>
          </draw:text-box>
        </draw:frame>
        <draw:custom-shape draw:style-name="gr4" draw:text-style-name="P4" xml:id="id9" draw:id="id9" draw:layer="layout" svg:width="6.9cm" svg:height="1.2cm" svg:x="1.7cm" svg:y="2cm">
          <text:p text:style-name="P3"><text:span text:style-name="T4">PERCEPT_LIGHT</text:span></text:p>
          <draw:enhanced-geometry svg:viewBox="0 0 21600 21600" draw:type="rectangle" draw:enhanced-path="M 0 0 L 21600 0 21600 21600 0 21600 0 0 Z N"/>
        </draw:custom-shape>
        <draw:custom-shape draw:style-name="gr5" draw:text-style-name="P4" xml:id="id8" draw:id="id8" draw:layer="layout" svg:width="6.9cm" svg:height="1.248cm" svg:x="1.677cm" svg:y="3.892cm">
          <text:p text:style-name="P3"><text:span text:style-name="T4">PERCEPT_DEPTH</text:span></text:p>
          <draw:enhanced-geometry svg:viewBox="0 0 21600 21600" draw:type="rectangle" draw:enhanced-path="M 0 0 L 21600 0 21600 21600 0 21600 0 0 Z N"/>
        </draw:custom-shape>
        <draw:custom-shape draw:style-name="gr6" draw:text-style-name="P4" xml:id="id7" draw:id="id7" draw:layer="layout" svg:width="6.9cm" svg:height="1.095cm" svg:x="1.7cm" svg:y="5.8cm">
          <text:p text:style-name="P3"><text:span text:style-name="T4">PERCEPT_FOOD</text:span></text:p>
          <draw:enhanced-geometry svg:viewBox="0 0 21600 21600" draw:type="rectangle" draw:enhanced-path="M 0 0 L 21600 0 21600 21600 0 21600 0 0 Z N"/>
        </draw:custom-shape>
        <draw:custom-shape draw:style-name="gr7" draw:text-style-name="P4" xml:id="id6" draw:id="id6" draw:layer="layout" svg:width="6.9cm" svg:height="1.244cm" svg:x="1.7cm" svg:y="7.6cm">
          <text:p text:style-name="P3"><text:span text:style-name="T4">PERCEPT_CONSPECIFICS</text:span></text:p>
          <draw:enhanced-geometry svg:viewBox="0 0 21600 21600" draw:type="rectangle" draw:enhanced-path="M 0 0 L 21600 0 21600 21600 0 21600 0 0 Z N"/>
        </draw:custom-shape>
        <draw:custom-shape draw:style-name="gr8" draw:text-style-name="P4" xml:id="id5" draw:id="id5" draw:layer="layout" svg:width="6.9cm" svg:height="1.232cm" svg:x="1.7cm" svg:y="9.5cm">
          <text:p text:style-name="P3"><text:span text:style-name="T4">PERCEPT_PREDATORS</text:span></text:p>
          <draw:enhanced-geometry svg:viewBox="0 0 21600 21600" draw:type="rectangle" draw:enhanced-path="M 0 0 L 21600 0 21600 21600 0 21600 0 0 Z N"/>
        </draw:custom-shape>
        <draw:custom-shape draw:style-name="gr9" draw:text-style-name="P4" xml:id="id4" draw:id="id4" draw:layer="layout" svg:width="6.9cm" svg:height="1.201cm" svg:x="1.7cm" svg:y="11.4cm">
          <text:p text:style-name="P3"><text:span text:style-name="T4">PERCEPT_STOMACH</text:span></text:p>
          <draw:enhanced-geometry svg:viewBox="0 0 21600 21600" draw:type="rectangle" draw:enhanced-path="M 0 0 L 21600 0 21600 21600 0 21600 0 0 Z N"/>
        </draw:custom-shape>
        <draw:custom-shape draw:style-name="gr10" draw:text-style-name="P4" xml:id="id3" draw:id="id3" draw:layer="layout" svg:width="6.9cm" svg:height="1.169cm" svg:x="1.723cm" svg:y="13.582cm">
          <text:p text:style-name="P3"><text:span text:style-name="T4">PERCEPT_BODY_MASS</text:span></text:p>
          <draw:enhanced-geometry svg:viewBox="0 0 21600 21600" draw:type="rectangle" draw:enhanced-path="M 0 0 L 21600 0 21600 21600 0 21600 0 0 Z N"/>
        </draw:custom-shape>
        <draw:custom-shape draw:style-name="gr11" draw:text-style-name="P4" xml:id="id2" draw:id="id2" draw:layer="layout" svg:width="6.9cm" svg:height="1.216cm" svg:x="1.7cm" svg:y="17.784cm">
          <text:p text:style-name="P3"><text:span text:style-name="T4">PERCEPT_ENERGY</text:span></text:p>
          <draw:enhanced-geometry svg:viewBox="0 0 21600 21600" draw:type="rectangle" draw:enhanced-path="M 0 0 L 21600 0 21600 21600 0 21600 0 0 Z N"/>
        </draw:custom-shape>
        <draw:custom-shape draw:style-name="gr4" draw:text-style-name="P4" xml:id="id11" draw:id="id11" draw:layer="layout" svg:width="6.9cm" svg:height="1.2cm" svg:x="1.7cm" svg:y="19.8cm">
          <text:p text:style-name="P3"><text:span text:style-name="T4">PERCEPT_AGE</text:span></text:p>
          <draw:enhanced-geometry svg:viewBox="0 0 21600 21600" draw:type="rectangle" draw:enhanced-path="M 0 0 L 21600 0 21600 21600 0 21600 0 0 Z N"/>
        </draw:custom-shape>
        <draw:custom-shape draw:style-name="gr4" draw:text-style-name="P5" xml:id="id10" draw:id="id10" draw:layer="layout" svg:width="6.9cm" svg:height="1.2cm" svg:x="1.7cm" svg:y="21.7cm">
          <text:p text:style-name="P3"><text:span text:style-name="T5">MEMORY_PERCEPTUAL</text:span></text:p>
          <draw:enhanced-geometry svg:viewBox="0 0 21600 21600" draw:type="rectangle" draw:enhanced-path="M 0 0 L 21600 0 21600 21600 0 21600 0 0 Z N"/>
        </draw:custom-shape>
        <draw:custom-shape draw:style-name="gr12" draw:text-style-name="P6" xml:id="id1" draw:id="id1" draw:layer="layout" svg:width="6.8cm" svg:height="1.9cm" svg:x="13.1cm" svg:y="21.3cm">
          <text:p text:style-name="P3"><text:span text:style-name="T4">PERCEPTION</text:span></text:p>
          <draw:enhanced-geometry svg:viewBox="0 0 21600 21600" draw:type="rectangle" draw:enhanced-path="M 0 0 L 21600 0 21600 21600 0 21600 0 0 Z N"/>
        </draw:custom-shape>
        <draw:connector draw:style-name="gr13" draw:text-style-name="P7" draw:layer="layout" draw:line-skew="-0.342cm" svg:x1="13.1cm" svg:y1="22.25cm" svg:x2="8.6cm" svg:y2="18.392cm" draw:start-shape="id1" draw:start-glue-point="3" draw:end-shape="id2" svg:d="M13100 22250h-2592v-3858h-1908" svg:viewBox="0 0 4501 3859">
          <text:p/>
        </draw:connector>
        <draw:connector draw:style-name="gr13" draw:text-style-name="P7" draw:layer="layout" draw:line-skew="-0.342cm" svg:x1="13.1cm" svg:y1="22.25cm" svg:x2="8.623cm" svg:y2="14.166cm" draw:start-shape="id1" draw:start-glue-point="3" draw:end-shape="id3" svg:d="M13100 22250h-2580v-8084h-1897" svg:viewBox="0 0 4478 8085">
          <text:p/>
        </draw:connector>
        <draw:connector draw:style-name="gr13" draw:text-style-name="P7" draw:layer="layout" draw:line-skew="-0.342cm" svg:x1="13.1cm" svg:y1="22.25cm" svg:x2="8.6cm" svg:y2="12cm" draw:start-shape="id1" draw:start-glue-point="3" draw:end-shape="id4" svg:d="M13100 22250h-2592v-10250h-1908" svg:viewBox="0 0 4501 10251">
          <text:p/>
        </draw:connector>
        <draw:connector draw:style-name="gr13" draw:text-style-name="P7" draw:layer="layout" draw:line-skew="-0.35cm" svg:x1="13.1cm" svg:y1="22.25cm" svg:x2="8.6cm" svg:y2="10.116cm" draw:start-shape="id1" draw:start-glue-point="3" draw:end-shape="id5" svg:d="M13100 22250h-2600v-12134h-1900" svg:viewBox="0 0 4501 12135">
          <text:p/>
        </draw:connector>
        <draw:connector draw:style-name="gr13" draw:text-style-name="P7" draw:layer="layout" draw:line-skew="-0.342cm" svg:x1="13.1cm" svg:y1="22.25cm" svg:x2="8.6cm" svg:y2="8.222cm" draw:start-shape="id1" draw:start-glue-point="3" draw:end-shape="id6" draw:end-glue-point="1" svg:d="M13100 22250h-2592v-14028h-1908" svg:viewBox="0 0 4501 14029">
          <text:p/>
        </draw:connector>
        <draw:connector draw:style-name="gr13" draw:text-style-name="P7" draw:layer="layout" draw:line-skew="-0.342cm" svg:x1="13.1cm" svg:y1="22.25cm" svg:x2="8.6cm" svg:y2="6.347cm" draw:start-shape="id1" draw:start-glue-point="3" draw:end-shape="id7" draw:end-glue-point="1" svg:d="M13100 22250h-2592v-15903h-1908" svg:viewBox="0 0 4501 15904">
          <text:p/>
        </draw:connector>
        <draw:connector draw:style-name="gr13" draw:text-style-name="P7" draw:layer="layout" draw:line-skew="-0.342cm" svg:x1="13.1cm" svg:y1="22.25cm" svg:x2="8.577cm" svg:y2="4.516cm" draw:start-shape="id1" draw:start-glue-point="3" draw:end-shape="id8" svg:d="M13100 22250h-2603v-17734h-1920" svg:viewBox="0 0 4524 17735">
          <text:p/>
        </draw:connector>
        <draw:connector draw:style-name="gr13" draw:text-style-name="P7" draw:layer="layout" draw:line-skew="-0.342cm" svg:x1="13.1cm" svg:y1="22.25cm" svg:x2="8.6cm" svg:y2="2.6cm" draw:start-shape="id1" draw:start-glue-point="3" draw:end-shape="id9" draw:end-glue-point="1" svg:d="M13100 22250h-2592v-19650h-1908" svg:viewBox="0 0 4501 19651">
          <text:p/>
        </draw:connector>
        <draw:connector draw:style-name="gr13" draw:text-style-name="P7" draw:layer="layout" draw:line-skew="-0.35cm" svg:x1="13.1cm" svg:y1="22.25cm" svg:x2="8.6cm" svg:y2="22.3cm" draw:start-shape="id1" draw:start-glue-point="3" draw:end-shape="id10" draw:end-glue-point="1" svg:d="M13100 22250h-2600v50h-1900" svg:viewBox="0 0 4501 51">
          <text:p/>
        </draw:connector>
        <draw:connector draw:style-name="gr13" draw:text-style-name="P7" draw:layer="layout" draw:line-skew="-0.35cm" svg:x1="13.1cm" svg:y1="22.25cm" svg:x2="8.6cm" svg:y2="20.4cm" draw:start-shape="id1" draw:start-glue-point="3" draw:end-shape="id11" draw:end-glue-point="1" svg:d="M13100 22250h-2600v-1850h-1900" svg:viewBox="0 0 4501 1851">
          <text:p/>
        </draw:connector>
        <draw:connector draw:style-name="gr14" draw:text-style-name="P7" draw:layer="layout" draw:line-skew="0cm 5.75cm" svg:x1="16.25cm" svg:y1="4cm" svg:x2="19.9cm" svg:y2="22.25cm" draw:start-shape="id12" draw:start-glue-point="0" draw:end-shape="id1" draw:end-glue-point="1" svg:d="M16250 4000v-500h9950v18750h-6300" svg:viewBox="0 0 9951 18751">
          <text:p/>
        </draw:connector>
        <draw:custom-shape draw:style-name="gr15" draw:text-style-name="P4" xml:id="id14" draw:id="id14" draw:layer="layout" svg:width="6.8cm" svg:height="1.5cm" svg:x="12.7cm" svg:y="11.442cm">
          <text:p text:style-name="P3"><text:span text:style-name="T4">STATE_HUNGER</text:span></text:p>
          <draw:enhanced-geometry svg:viewBox="0 0 21600 21600" draw:type="rectangle" draw:enhanced-path="M 0 0 L 21600 0 21600 21600 0 21600 0 0 Z N"/>
        </draw:custom-shape>
        <draw:custom-shape draw:style-name="gr15" draw:text-style-name="P4" xml:id="id16" draw:id="id16" draw:layer="layout" svg:width="6.8cm" svg:height="1.5cm" svg:x="12.7cm" svg:y="15.642cm">
          <text:p text:style-name="P3"><text:span text:style-name="T4">STATE_AVOID_ACTIVE</text:span></text:p>
          <draw:enhanced-geometry svg:viewBox="0 0 21600 21600" draw:type="rectangle" draw:enhanced-path="M 0 0 L 21600 0 21600 21600 0 21600 0 0 Z N"/>
        </draw:custom-shape>
        <draw:custom-shape draw:style-name="gr16" draw:text-style-name="P4" xml:id="id17" draw:id="id17" draw:layer="layout" svg:width="6.8cm" svg:height="1.6cm" svg:x="12.7cm" svg:y="17.842cm">
          <text:p text:style-name="P3"><text:span text:style-name="T4">STATE_REPRODUCE</text:span></text:p>
          <draw:enhanced-geometry svg:viewBox="0 0 21600 21600" draw:type="rectangle" draw:enhanced-path="M 0 0 L 21600 0 21600 21600 0 21600 0 0 Z N"/>
        </draw:custom-shape>
        <draw:custom-shape draw:style-name="gr15" draw:text-style-name="P4" xml:id="id15" draw:id="id15" draw:layer="layout" svg:width="6.8cm" svg:height="1.5cm" svg:x="12.7cm" svg:y="13.542cm">
          <text:p text:style-name="P3"><text:span text:style-name="T4">STATE_AVOID_PASSIVE</text:span></text:p>
          <draw:enhanced-geometry svg:viewBox="0 0 21600 21600" draw:type="rectangle" draw:enhanced-path="M 0 0 L 21600 0 21600 21600 0 21600 0 0 Z N"/>
        </draw:custom-shape>
        <draw:connector draw:style-name="gr13" draw:text-style-name="P7" draw:layer="layout" draw:line-skew="-0.95cm" svg:x1="13.1cm" svg:y1="7.85cm" svg:x2="12.7cm" svg:y2="12.192cm" draw:start-shape="id13" draw:end-shape="id14" draw:end-glue-point="3" svg:d="M13100 7850h-1900v4342h1500" svg:viewBox="0 0 1901 4343">
          <text:p/>
        </draw:connector>
        <draw:connector draw:style-name="gr13" draw:text-style-name="P7" draw:layer="layout" draw:line-skew="-0.95cm" svg:x1="13.1cm" svg:y1="7.85cm" svg:x2="12.7cm" svg:y2="14.292cm" draw:start-shape="id13" draw:start-glue-point="3" draw:end-shape="id15" svg:d="M13100 7850h-1900v6442h1500" svg:viewBox="0 0 1901 6443">
          <text:p/>
        </draw:connector>
        <draw:connector draw:style-name="gr13" draw:text-style-name="P7" draw:layer="layout" draw:line-skew="-0.95cm" svg:x1="13.1cm" svg:y1="7.85cm" svg:x2="12.7cm" svg:y2="16.392cm" draw:start-shape="id13" draw:start-glue-point="3" draw:end-shape="id16" svg:d="M13100 7850h-1900v8542h1500" svg:viewBox="0 0 1901 8543">
          <text:p/>
        </draw:connector>
        <draw:connector draw:style-name="gr13" draw:text-style-name="P7" draw:layer="layout" draw:line-skew="-0.95cm" svg:x1="13.1cm" svg:y1="7.85cm" svg:x2="12.7cm" svg:y2="18.642cm" draw:start-shape="id13" draw:start-glue-point="3" draw:end-shape="id17" svg:d="M13100 7850h-1900v10792h1500" svg:viewBox="0 0 1901 10793">
          <text:p/>
        </draw:connector>
        <draw:custom-shape draw:style-name="gr15" draw:text-style-name="P4" xml:id="id13" draw:id="id13" draw:layer="layout" svg:width="6.8cm" svg:height="1.5cm" svg:x="13.1cm" svg:y="7.1cm">
          <text:p text:style-name="P3"><text:span text:style-name="T4">MOTIVATION</text:span></text:p>
          <draw:enhanced-geometry svg:viewBox="0 0 21600 21600" draw:type="rectangle" draw:enhanced-path="M 0 0 L 21600 0 21600 21600 0 21600 0 0 Z N"/>
        </draw:custom-shape>
        <draw:frame draw:style-name="gr17" draw:text-style-name="P8" draw:layer="layout" svg:width="7.157cm" svg:height="0.962cm" draw:transform="rotate (1.5707963267949) translate (0.438cm 16.7cm)">
          <draw:text-box>
            <text:p>Perception components</text:p>
          </draw:text-box>
        </draw:frame>
        <draw:custom-shape draw:style-name="gr18" draw:text-style-name="P7" draw:layer="layout" svg:width="26.2cm" svg:height="22.2cm" svg:x="0.4cm" svg:y="1.4cm">
          <text:p/>
          <draw:enhanced-geometry svg:viewBox="0 0 21600 21600" draw:type="rectangle" draw:enhanced-path="M 0 0 L 21600 0 21600 21600 0 21600 0 0 Z N"/>
        </draw:custom-shape>
        <draw:frame draw:style-name="gr19" draw:text-style-name="P9" draw:layer="layout" svg:width="4.566cm" svg:height="0.89cm" svg:x="19cm" svg:y="1.4cm">
          <draw:text-box>
            <text:p><text:span text:style-name="T6">THE_NEUROBIO</text:span></text:p>
          </draw:text-box>
        </draw:frame>
        <draw:custom-shape draw:style-name="gr20" draw:text-style-name="P10" xml:id="id18" draw:id="id18" draw:layer="layout" svg:width="6.7cm" svg:height="1.3cm" svg:x="11.5cm" svg:y="1.7cm">
          <text:p text:style-name="P3"><text:span text:style-name="T7">GOS_GLOBAL</text:span></text:p>
          <draw:enhanced-geometry svg:viewBox="0 0 21600 21600" draw:type="rectangle" draw:enhanced-path="M 0 0 L 21600 0 21600 21600 0 21600 0 0 Z N"/>
        </draw:custom-shape>
        <draw:connector draw:style-name="gr14" draw:text-style-name="P7" draw:layer="layout" svg:x1="11.5cm" svg:y1="2.35cm" svg:x2="13.1cm" svg:y2="5.3cm" draw:start-shape="id18" draw:end-shape="id19" draw:end-glue-point="3" svg:d="M11500 2350h-550v2950h2150" svg:viewBox="0 0 2151 2951">
          <text:p/>
        </draw:connector>
        <draw:custom-shape draw:style-name="gr21" draw:text-style-name="P11" xml:id="id21" draw:id="id21" draw:layer="layout" svg:width="6.8cm" svg:height="1.5cm" svg:x="13.068cm" svg:y="9.203cm">
          <text:p text:style-name="P3"><text:span text:style-name="T4">MEMORY_EMOTIONAL</text:span></text:p>
          <draw:enhanced-geometry svg:viewBox="0 0 21600 21600" draw:type="rectangle" draw:enhanced-path="M 0 0 L 21600 0 21600 21600 0 21600 0 0 Z N"/>
        </draw:custom-shape>
        <draw:custom-shape draw:style-name="gr22" draw:text-style-name="P12" xml:id="id20" draw:id="id20" draw:layer="layout" svg:width="8cm" svg:height="1.5cm" draw:transform="rotate (1.5707963267949) translate (21.017cm 19.5cm)">
          <text:p text:style-name="P3"><text:span text:style-name="T8">STATE_MOTIVATION_BASE</text:span></text:p>
          <draw:enhanced-geometry svg:viewBox="0 0 21600 21600" draw:type="rectangle" draw:enhanced-path="M 0 0 L 21600 0 21600 21600 0 21600 0 0 Z N"/>
        </draw:custom-shape>
        <draw:connector draw:style-name="gr23" draw:text-style-name="P7" draw:layer="layout" svg:x1="19.5cm" svg:y1="18.642cm" svg:x2="21.017cm" svg:y2="15.5cm" draw:start-shape="id17" draw:end-shape="id20" svg:d="M19500 18642h759v-3142h758" svg:viewBox="0 0 1518 3143">
          <text:p/>
        </draw:connector>
        <draw:connector draw:style-name="gr23" draw:text-style-name="P7" draw:layer="layout" svg:x1="19.5cm" svg:y1="16.392cm" svg:x2="21.017cm" svg:y2="15.5cm" draw:start-shape="id16" draw:end-shape="id20" draw:end-glue-point="0" svg:d="M19500 16392h759v-892h758" svg:viewBox="0 0 1518 893">
          <text:p/>
        </draw:connector>
        <draw:connector draw:style-name="gr23" draw:text-style-name="P7" draw:layer="layout" svg:x1="19.5cm" svg:y1="14.292cm" svg:x2="21.017cm" svg:y2="15.5cm" draw:start-shape="id15" draw:start-glue-point="1" draw:end-shape="id20" draw:end-glue-point="0" svg:d="M19500 14292h759v1208h758" svg:viewBox="0 0 1518 1209">
          <text:p/>
        </draw:connector>
        <draw:connector draw:style-name="gr23" draw:text-style-name="P7" draw:layer="layout" svg:x1="19.5cm" svg:y1="12.192cm" svg:x2="21.017cm" svg:y2="15.5cm" draw:start-shape="id14" draw:end-shape="id20" draw:end-glue-point="0" svg:d="M19500 12192h759v3308h758" svg:viewBox="0 0 1518 3309">
          <text:p/>
        </draw:connector>
        <draw:g>
          <draw:custom-shape draw:style-name="gr24" draw:text-style-name="P6" xml:id="id19" draw:id="id19" draw:layer="layout" svg:width="6.8cm" svg:height="2.6cm" svg:x="13.1cm" svg:y="4cm">
            <text:p/>
            <draw:enhanced-geometry svg:viewBox="0 0 21600 21600" draw:type="rectangle" draw:enhanced-path="M 0 0 L 21600 0 21600 21600 0 21600 0 0 Z N"/>
          </draw:custom-shape>
          <draw:frame draw:style-name="gr25" draw:text-style-name="P13" xml:id="id12" draw:id="id12" draw:layer="layout" svg:width="3.7cm" svg:height="0.848cm" svg:x="14.4cm" svg:y="4cm">
            <draw:text-box>
              <text:p text:style-name="P3"><text:span text:style-name="T9">APPRAISAL</text:span></text:p>
            </draw:text-box>
          </draw:frame>
          <draw:frame draw:style-name="gr26" draw:text-style-name="P15" draw:layer="layout" svg:width="6.1cm" svg:height="1.712cm" svg:x="13.489cm" svg:y="4.9cm">
            <draw:text-box>
              <text:p text:style-name="P14"><text:span text:style-name="T10">(1) Neuronal response</text:span></text:p>
              <text:p text:style-name="P14"><text:span text:style-name="T10">(2) Modulation</text:span></text:p>
              <text:p text:style-name="P14"><text:span text:style-name="T10">(3) Summator</text:span></text:p>
            </draw:text-box>
          </draw:frame>
        </draw:g>
        <draw:connector draw:style-name="gr13" draw:text-style-name="P7" draw:layer="layout" draw:line-skew="1.05cm" svg:x1="19.9cm" svg:y1="5.3cm" svg:x2="19.868cm" svg:y2="9.953cm" draw:start-shape="id19" draw:end-shape="id21" draw:end-glue-point="1" svg:d="M19900 5300h1600v4653h-1632" svg:viewBox="0 0 1633 4654">
          <text:p/>
        </draw:connector>
        <draw:connector draw:style-name="gr13" draw:text-style-name="P7" draw:layer="layout" draw:line-skew="1.05cm" svg:x1="19.9cm" svg:y1="5.3cm" svg:x2="19.9cm" svg:y2="7.85cm" draw:start-shape="id19" draw:start-glue-point="1" draw:end-shape="id13" draw:end-glue-point="1" svg:d="M19900 5300h1600v2550h-1600" svg:viewBox="0 0 1601 2551">
          <text:p/>
        </draw:connector>
        <draw:custom-shape draw:style-name="gr27" draw:text-style-name="P16" xml:id="id22" draw:id="id22" draw:layer="layout" svg:width="8cm" svg:height="1.6cm" draw:transform="rotate (1.5707963267949) translate (23.5cm 19.5cm)">
          <text:p text:style-name="P3"><text:span text:style-name="T11">PERCEPT_COMPONENTS_MOTIV</text:span></text:p>
          <draw:enhanced-geometry svg:viewBox="0 0 21600 21600" draw:type="rectangle" draw:enhanced-path="M 0 0 L 21600 0 21600 21600 0 21600 0 0 Z N"/>
        </draw:custom-shape>
        <draw:connector draw:style-name="gr13" draw:text-style-name="P7" draw:layer="layout" svg:x1="22.517cm" svg:y1="15.5cm" svg:x2="23.5cm" svg:y2="15.5cm" draw:start-shape="id20" draw:start-glue-point="2" draw:end-shape="id22" svg:d="M22517 15500h983" svg:viewBox="0 0 984 1">
          <text:p/>
        </draw:connector>
        <draw:connector draw:style-name="gr28" draw:text-style-name="P3" draw:layer="layout" draw:line-skew="0.15cm" svg:x1="24.3cm" svg:y1="19.5cm" svg:x2="16.5cm" svg:y2="21.3cm" draw:start-shape="id22" draw:end-shape="id1" draw:end-glue-point="0" svg:d="M24300 19500v1050h-7800v750" svg:viewBox="0 0 7801 1801">
          <text:p/>
        </draw:connector>
        <draw:custom-shape draw:style-name="gr29" draw:text-style-name="P17" draw:layer="layout" svg:width="4.1cm" svg:height="1.6cm" svg:x="21.9cm" svg:y="8.5cm">
          <text:p text:style-name="P14"><text:span text:style-name="T12">percept_component</text:span></text:p>
          <text:p text:style-name="P14"><text:span text:style-name="T12">attention_weight</text:span></text:p>
          <draw:enhanced-geometry svg:viewBox="0 0 21600 21600" draw:glue-points="10800 0 0 10800 10800 21600 21600 10800 ?f40 ?f41" draw:text-areas="0 0 21600 21600" draw:type="rectangular-callout" draw:modifiers="12024.5793708852 38990.63085571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xml:id="id23" draw:id="id23" draw:layer="layout" svg:width="6.9cm" svg:height="1.2cm" svg:x="1.7cm" svg:y="15.7cm">
          <text:p text:style-name="P3"><text:span text:style-name="T4">PERCEPT_REPRFACT</text:span></text:p>
          <draw:enhanced-geometry svg:viewBox="0 0 21600 21600" draw:mirror-horizontal="false" draw:mirror-vertical="false" draw:type="rectangle" draw:enhanced-path="M 0 0 L 21600 0 21600 21600 0 21600 0 0 Z N"/>
        </draw:custom-shape>
        <draw:connector draw:style-name="gr13" draw:text-style-name="P7" draw:layer="layout" draw:line-skew="-0.35cm" svg:x1="13.1cm" svg:y1="22.25cm" svg:x2="8.6cm" svg:y2="16.3cm" draw:start-shape="id1" draw:start-glue-point="3" draw:end-shape="id23" draw:end-glue-point="1" svg:d="M13100 22250h-2600v-5950h-1900" svg:viewBox="0 0 4501 59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7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7-02-24T11:53:52.540684058</dc:date>
    <dc:creator>Sergey Budaev</dc:creator>
    <meta:editing-duration>PT8H15S</meta:editing-duration>
    <meta:editing-cycles>162</meta:editing-cycles>
    <meta:generator>LibreOffice/5.1.6.2$Linux_X86_64 LibreOffice_project/07ac168c60a517dba0f0d7bc7540f5afa45f0909</meta:generator>
    <meta:document-statistic meta:object-count="57"/>
  </office:meta>
</office:document-meta>
</file>